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AnnotationUtils.convertValidationHints( @ Nullable Object h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ionAnnotationUtils.determineValidationHints( Annotation an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